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664" calcext:value-type="float">
            <text:p>68.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201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472" calcext:value-type="float">
            <text:p>68.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376" calcext:value-type="float">
            <text:p>68.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6536" calcext:value-type="float">
            <text:p>68.2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8896" calcext:value-type="float">
            <text:p>68.1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092" calcext:value-type="float">
            <text:p>68.3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200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376" calcext:value-type="float">
            <text:p>68.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200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664" calcext:value-type="float">
            <text:p>68.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200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664" calcext:value-type="float">
            <text:p>68.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200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9184" calcext:value-type="float">
            <text:p>68.9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376" calcext:value-type="float">
            <text:p>68.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200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199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0976" calcext:value-type="float">
            <text:p>73.3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199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199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06" calcext:value-type="float">
            <text:p>69.5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199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9424" calcext:value-type="float">
            <text:p>70.8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199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199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199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8832" calcext:value-type="float">
            <text:p>68.3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572" calcext:value-type="float">
            <text:p>68.6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808" calcext:value-type="float">
            <text:p>68.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2976" calcext:value-type="float">
            <text:p>70.2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198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5088" calcext:value-type="float">
            <text:p>69.6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5408" calcext:value-type="float">
            <text:p>68.4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197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0856" calcext:value-type="float">
            <text:p>68.5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197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9696" calcext:value-type="float">
            <text:p>66.9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197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1344" calcext:value-type="float">
            <text:p>70.9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1976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952" calcext:value-type="float">
            <text:p>68.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197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6368" calcext:value-type="float">
            <text:p>68.4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197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4656" calcext:value-type="float">
            <text:p>68.4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197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2608" calcext:value-type="float">
            <text:p>68.8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197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197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0576" calcext:value-type="float">
            <text:p>70.1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196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2224" calcext:value-type="float">
            <text:p>70.3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2102</text:p>
          </table:table-cell>
          <table:table-cell office:value-type="string" calcext:value-type="string">
            <text:p>City of Forsan</text:p>
          </table:table-cell>
          <table:table-cell office:value-type="string" calcext:value-type="string">
            <text:p>196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78" calcext:value-type="float">
            <text:p>66.2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